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0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254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8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  <style:paragraph-properties style:writing-mode="lr-tb"/>
    </style:style>
    <style:style style:name="gr10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7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.701cm" fo:min-width="1.242cm" fo:padding-top="0.15cm" fo:padding-bottom="0.15cm" fo:padding-left="0.275cm" fo:padding-right="0.275cm"/>
    </style:style>
    <style:style style:name="gr16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158cm" fo:min-width="0.08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18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22cm" fo:min-width="0.47cm" fo:padding-top="0.14cm" fo:padding-bottom="0.14cm" fo:padding-left="0.265cm" fo:padding-right="0.265cm"/>
    </style:style>
    <style:style style:name="gr19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0" style:family="graphic">
      <style:graphic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2cm" svg:stroke-color="#000000" draw:marker-start-width="0.33cm" draw:marker-start-center="false" draw:marker-end-width="0.3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7cm" fo:min-width="0.225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/>
    </style:style>
    <style:style style:name="gr22" style:family="graphic" style:parent-style-name="objectwithoutfill" style:list-style-name="L2">
      <style:graphic-properties draw:stroke="solid" draw:stroke-dash="Dash_20_2" svg:stroke-width="0.02cm" svg:stroke-color="#000000" draw:marker-start-width="0.33cm" draw:marker-start-center="false" draw:marker-end-width="0.33cm" draw:marker-end-center="false" svg:stroke-opacity="100%" draw:stroke-linejoin="round" svg:stroke-linecap="butt"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2">
      <style:graphic-properties draw:stroke="solid" draw:stroke-dash="Dash_20_2" svg:stroke-width="0.02cm" svg:stroke-color="#000000" draw:marker-start-width="0.33cm" draw:marker-start-center="false" draw:marker-end-width="0.33cm" draw:marker-end-center="false" svg:stroke-opacity="100%" draw:stroke-linejoin="round" svg:stroke-linecap="butt"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_20_2" svg:stroke-width="0.02cm" svg:stroke-color="#000000" draw:marker-start-width="0.33cm" draw:marker-start-center="false" draw:marker-end-width="0.3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31cm" fo:min-width="0.502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/>
    </style:style>
    <style:style style:name="gr25" style:family="graphic" style:parent-style-name="standard" style:list-style-name="L2">
      <style:graphic-properties draw:stroke="solid" draw:stroke-dash="Dash_20_2" svg:stroke-width="0.02cm" svg:stroke-color="#000000" draw:marker-start-width="0.33cm" draw:marker-start-center="false" draw:marker-end-width="0.3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31cm" fo:min-width="0.503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  <style:paragraph-properties style:writing-mode="lr-tb"/>
    </style:style>
    <style:style style:name="gr2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7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71cm" fo:min-width="3.084cm"/>
      <style:paragraph-properties style:writing-mode="lr-tb"/>
    </style:style>
    <style:style style:name="gr39" style:family="graphic" style:parent-style-name="standard">
      <style:graphic-properties svg:stroke-color="#000000" draw:fill="none" draw:textarea-vertical-align="middle" draw:auto-grow-height="false" fo:min-height="5.41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0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/>
    </style:style>
    <style:style style:name="P4" style:family="paragraph">
      <loext:graphic-properties draw:fill="none" draw:fill-color="#ffffff"/>
      <style:text-properties style:font-name="Arial Black"/>
    </style:style>
    <style:style style:name="P5" style:family="paragraph">
      <loext:graphic-properties draw:fill="none" draw:fill-color="#ffffff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P8" style:family="paragraph"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style:font-name="Arial" fo:font-size="9pt" style:font-size-asian="9pt" style:font-size-complex="9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Arial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 Black" fo:font-size="12pt" style:font-size-asian="12pt" style:font-size-complex="12pt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Courier New" fo:font-size="9pt" style:font-size-asian="9pt" style:font-size-complex="9pt"/>
    </style:style>
    <style:style style:name="T5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cm" svg:height="1cm" svg:x="3.7cm" svg:y="2cm">
          <text:p/>
        </draw:rect>
        <draw:line draw:style-name="gr2" draw:text-style-name="P2" draw:layer="layout" svg:x1="3.7cm" svg:y1="2cm" svg:x2="4.7cm" svg:y2="3cm">
          <text:p/>
        </draw:line>
        <draw:line draw:style-name="gr2" draw:text-style-name="P2" draw:layer="layout" svg:x1="3.7cm" svg:y1="3cm" svg:x2="4.6cm" svg:y2="2cm">
          <text:p/>
        </draw:line>
        <draw:frame draw:style-name="gr3" draw:text-style-name="P3" draw:layer="layout" svg:width="1.802cm" svg:height="0.725cm" svg:x="1.7cm" svg:y="2.1cm">
          <draw:text-box>
            <text:p><text:span text:style-name="T1">CLK50</text:span></text:p>
          </draw:text-box>
        </draw:frame>
        <draw:rect draw:style-name="gr1" draw:text-style-name="P1" draw:layer="layout" svg:width="4cm" svg:height="4.9cm" svg:x="7.687cm" svg:y="5.6cm">
          <text:p/>
        </draw:rect>
        <draw:line draw:style-name="gr4" draw:text-style-name="P2" draw:layer="layout" svg:x1="4.687cm" svg:y1="2.6cm" svg:x2="19cm" svg:y2="2.7cm">
          <text:p/>
        </draw:line>
        <draw:line draw:style-name="gr2" draw:text-style-name="P2" draw:layer="layout" svg:x1="6.687cm" svg:y1="7.1cm" svg:x2="6.687cm" svg:y2="2.6cm">
          <text:p/>
        </draw:line>
        <draw:line draw:style-name="gr4" draw:text-style-name="P2" draw:layer="layout" svg:x1="6.687cm" svg:y1="7.1cm" svg:x2="7.687cm" svg:y2="7.1cm">
          <text:p/>
        </draw:line>
        <draw:frame draw:style-name="gr5" draw:text-style-name="P4" draw:layer="layout" svg:width="1.374cm" svg:height="0.848cm" svg:x="7.724cm" svg:y="6.1cm">
          <draw:text-box>
            <text:p><text:span text:style-name="T2">PLL</text:span></text:p>
          </draw:text-box>
        </draw:frame>
        <draw:line draw:style-name="gr4" draw:text-style-name="P2" draw:layer="layout" svg:x1="11.687cm" svg:y1="6.4cm" svg:x2="13cm" svg:y2="6.4cm">
          <text:p/>
        </draw:line>
        <draw:line draw:style-name="gr4" draw:text-style-name="P2" draw:layer="layout" svg:x1="11.687cm" svg:y1="7.8cm" svg:x2="13cm" svg:y2="7.8cm">
          <text:p/>
        </draw:line>
        <draw:frame draw:style-name="gr6" draw:text-style-name="P3" draw:layer="layout" svg:width="1.256cm" svg:height="0.725cm" svg:x="11.587cm" svg:y="5.801cm">
          <draw:text-box>
            <text:p><text:span text:style-name="T1">clk0</text:span></text:p>
          </draw:text-box>
        </draw:frame>
        <draw:frame draw:style-name="gr7" draw:text-style-name="P3" draw:layer="layout" svg:width="1.256cm" svg:height="0.725cm" svg:x="11.687cm" svg:y="7.202cm">
          <draw:text-box>
            <text:p><text:span text:style-name="T1">clk1</text:span></text:p>
          </draw:text-box>
        </draw:frame>
        <draw:frame draw:style-name="gr8" draw:text-style-name="P5" draw:layer="layout" svg:width="3.47cm" svg:height="0.725cm" svg:x="6.83cm" svg:y="1.9cm">
          <draw:text-box>
            <text:p><text:span text:style-name="T3">For Simulation</text:span></text:p>
          </draw:text-box>
        </draw:frame>
        <draw:frame draw:style-name="gr9" draw:text-style-name="P3" draw:layer="layout" svg:width="1.844cm" svg:height="0.725cm" svg:x="9.887cm" svg:y="6.075cm">
          <draw:text-box>
            <text:p><text:span text:style-name="T1">20MHz</text:span></text:p>
          </draw:text-box>
        </draw:frame>
        <draw:frame draw:style-name="gr9" draw:text-style-name="P3" draw:layer="layout" svg:width="1.844cm" svg:height="0.725cm" svg:x="9.887cm" svg:y="7.376cm">
          <draw:text-box>
            <text:p><text:span text:style-name="T1">16MHz</text:span></text:p>
          </draw:text-box>
        </draw:frame>
        <draw:rect draw:style-name="gr10" draw:text-style-name="P6" draw:layer="layout" svg:width="4.7cm" svg:height="2.4cm" svg:x="13cm" svg:y="5.9cm">
          <text:p/>
        </draw:rect>
        <draw:frame draw:style-name="gr11" draw:text-style-name="P5" draw:layer="layout" svg:width="6.882cm" svg:height="1.199cm" svg:x="11.818cm" svg:y="9.6cm">
          <draw:text-box>
            <text:p><text:span text:style-name="T3">If no RV32F ISA, clk01=20MHz</text:span></text:p>
            <text:p><text:span text:style-name="T3">If with RV32F ISA, clk01=16MHz</text:span></text:p>
          </draw:text-box>
        </draw:frame>
        <draw:rect draw:style-name="gr10" draw:text-style-name="P6" draw:layer="layout" svg:width="13.013cm" svg:height="6.1cm" svg:x="5.987cm" svg:y="4.9cm">
          <text:p/>
        </draw:rect>
        <draw:frame draw:style-name="gr12" draw:text-style-name="P5" draw:layer="layout" svg:width="2.479cm" svg:height="0.725cm" svg:x="6.821cm" svg:y="4.875cm">
          <draw:text-box>
            <text:p><text:span text:style-name="T3">For FPGA</text:span></text:p>
          </draw:text-box>
        </draw:frame>
        <draw:rect draw:style-name="gr10" draw:text-style-name="P6" draw:layer="layout" svg:width="13.013cm" svg:height="2.7cm" svg:x="5.987cm" svg:y="2cm">
          <text:p/>
        </draw:rect>
        <draw:frame draw:style-name="gr13" draw:text-style-name="P7" draw:layer="layout" svg:width="4.693cm" svg:height="2.051cm" svg:x="13cm" svg:y="6.049cm">
          <draw:text-box>
            <text:p><text:span text:style-name="T4">`ifdef RISCV_ISA_RV32F</text:span></text:p>
            <text:p><text:span text:style-name="T4">assign clk01 = clk1;</text:span></text:p>
            <text:p><text:span text:style-name="T4">`else</text:span></text:p>
            <text:p><text:span text:style-name="T4">assign clk01 = clk0;</text:span></text:p>
            <text:p><text:span text:style-name="T4">`endif</text:span></text:p>
          </draw:text-box>
        </draw:frame>
        <draw:line draw:style-name="gr4" draw:text-style-name="P2" draw:layer="layout" svg:x1="17.7cm" svg:y1="7.1cm" svg:x2="19.013cm" svg:y2="7.1cm">
          <text:p/>
        </draw:line>
        <draw:frame draw:style-name="gr6" draw:text-style-name="P3" draw:layer="layout" svg:width="1.493cm" svg:height="0.725cm" svg:x="17.7cm" svg:y="6.3cm">
          <draw:text-box>
            <text:p><text:span text:style-name="T1">clk01</text:span></text:p>
          </draw:text-box>
        </draw:frame>
        <draw:frame draw:style-name="gr6" draw:text-style-name="P3" draw:layer="layout" svg:width="1.493cm" svg:height="0.725cm" svg:x="17.401cm" svg:y="2.001cm">
          <draw:text-box>
            <text:p><text:span text:style-name="T1">clk01</text:span></text:p>
          </draw:text-box>
        </draw:frame>
        <draw:rect draw:style-name="gr1" draw:text-style-name="P1" draw:layer="layout" svg:width="4cm" svg:height="1.2cm" svg:x="7.7cm" svg:y="3.1cm">
          <text:p/>
        </draw:rect>
        <draw:frame draw:style-name="gr9" draw:text-style-name="P3" draw:layer="layout" svg:width="2.013cm" svg:height="0.725cm" svg:x="9.7cm" svg:y="3.275cm">
          <draw:text-box>
            <text:p><text:span text:style-name="T1">100KHz</text:span></text:p>
          </draw:text-box>
        </draw:frame>
        <draw:line draw:style-name="gr4" draw:text-style-name="P2" draw:layer="layout" svg:x1="11.7cm" svg:y1="3.7cm" svg:x2="19cm" svg:y2="3.748cm">
          <text:p/>
        </draw:line>
        <draw:frame draw:style-name="gr6" draw:text-style-name="P3" draw:layer="layout" svg:width="1.256cm" svg:height="0.725cm" svg:x="17.602cm" svg:y="3.102cm">
          <draw:text-box>
            <text:p><text:span text:style-name="T1">clk2</text:span></text:p>
          </draw:text-box>
        </draw:frame>
        <draw:frame draw:style-name="gr9" draw:text-style-name="P3" draw:layer="layout" svg:width="2.013cm" svg:height="0.725cm" svg:x="9.701cm" svg:y="8.776cm">
          <draw:text-box>
            <text:p><text:span text:style-name="T1">100KHz</text:span></text:p>
          </draw:text-box>
        </draw:frame>
        <draw:line draw:style-name="gr4" draw:text-style-name="P2" draw:layer="layout" svg:x1="11.7cm" svg:y1="9.222cm" svg:x2="19cm" svg:y2="9.27cm">
          <text:p/>
        </draw:line>
        <draw:frame draw:style-name="gr7" draw:text-style-name="P3" draw:layer="layout" svg:width="1.256cm" svg:height="0.725cm" svg:x="11.687cm" svg:y="8.503cm">
          <draw:text-box>
            <text:p><text:span text:style-name="T1">clk2</text:span></text:p>
          </draw:text-box>
        </draw:frame>
        <draw:frame draw:style-name="gr7" draw:text-style-name="P3" draw:layer="layout" svg:width="1.256cm" svg:height="0.725cm" svg:x="17.8cm" svg:y="8.504cm">
          <draw:text-box>
            <text:p><text:span text:style-name="T1">clk2</text:span></text:p>
          </draw:text-box>
        </draw:frame>
        <draw:rect draw:style-name="gr14" draw:text-style-name="P6" draw:layer="layout" svg:width="13.8cm" svg:height="9.8cm" svg:x="5.6cm" svg:y="1.6cm">
          <text:p/>
        </draw:rect>
        <draw:line draw:style-name="gr4" draw:text-style-name="P2" draw:layer="layout" svg:x1="19.4cm" svg:y1="4.5cm" svg:x2="22cm" svg:y2="4.5cm">
          <text:p/>
        </draw:line>
        <draw:line draw:style-name="gr4" draw:text-style-name="P2" draw:layer="layout" svg:x1="19.4cm" svg:y1="6.5cm" svg:x2="22cm" svg:y2="6.5cm">
          <text:p/>
        </draw:line>
        <draw:frame draw:style-name="gr6" draw:text-style-name="P3" draw:layer="layout" svg:width="1.493cm" svg:height="0.725cm" svg:x="19.402cm" svg:y="3.801cm">
          <draw:text-box>
            <text:p><text:span text:style-name="T1">clk01</text:span></text:p>
          </draw:text-box>
        </draw:frame>
        <draw:frame draw:style-name="gr6" draw:text-style-name="P3" draw:layer="layout" svg:width="1.256cm" svg:height="0.725cm" svg:x="19.403cm" svg:y="5.902cm">
          <draw:text-box>
            <text:p><text:span text:style-name="T1">clk2</text:span></text:p>
          </draw:text-box>
        </draw:frame>
        <draw:custom-shape draw:style-name="gr15" draw:text-style-name="P1" draw:layer="layout" svg:width="3cm" svg:height="2cm" draw:transform="rotate (1.5707963267949) translate (22cm 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6" draw:text-style-name="P3" draw:layer="layout" svg:width="4.155cm" svg:height="0.725cm" svg:x="20.607cm" svg:y="3cm">
          <draw:text-box>
            <text:p><text:span text:style-name="T1">Glitch-less Selector</text:span></text:p>
          </draw:text-box>
        </draw:frame>
        <draw:line draw:style-name="gr4" draw:text-style-name="P2" draw:layer="layout" svg:x1="24cm" svg:y1="5.5cm" svg:x2="26cm" svg:y2="5.5cm">
          <text:p/>
        </draw:line>
        <draw:frame draw:style-name="gr6" draw:text-style-name="P3" draw:layer="layout" svg:width="1.213cm" svg:height="0.725cm" svg:x="24.6cm" svg:y="4.8cm">
          <draw:text-box>
            <text:p><text:span text:style-name="T1">clk</text:span></text:p>
          </draw:text-box>
        </draw:frame>
        <draw:custom-shape draw:style-name="gr16" draw:text-style-name="P1" draw:layer="layout" svg:width="0.7cm" svg:height="0.6cm" svg:x="12.1cm" svg:y="13.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1" draw:layer="layout" svg:width="0.2cm" svg:height="0.2cm" svg:x="11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13.8cm" svg:x2="12.1cm" svg:y2="13.8cm">
          <text:p/>
        </draw:line>
        <draw:line draw:style-name="gr2" draw:text-style-name="P2" draw:layer="layout" svg:x1="18.5cm" svg:y1="15.3cm" svg:x2="18.5cm" svg:y2="13.3cm">
          <text:p/>
        </draw:line>
        <draw:line draw:style-name="gr2" draw:text-style-name="P2" draw:layer="layout" svg:x1="11.5cm" svg:y1="14.2cm" svg:x2="11.9cm" svg:y2="14.2cm">
          <text:p/>
        </draw:line>
        <draw:line draw:style-name="gr2" draw:text-style-name="P2" draw:layer="layout" svg:x1="12.8cm" svg:y1="14cm" svg:x2="18.5cm" svg:y2="14cm">
          <text:p/>
        </draw:line>
        <draw:custom-shape draw:style-name="gr18" draw:text-style-name="P1" draw:layer="layout" svg:width="1cm" svg:height="1.5cm" svg:x="13.5cm" svg:y="13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2cm" draw:transform="rotate (-1.5707963267949) translate (13.7cm 14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cm" svg:height="1.5cm" svg:x="15.2cm" svg:y="13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2cm" draw:transform="rotate (-1.5707963267949) translate (15.4cm 14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cm" svg:height="1.5cm" svg:x="16.9cm" svg:y="13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2cm" draw:transform="rotate (-1.5707963267949) translate (17.1cm 14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2cm" svg:height="0.2cm" svg:x="16.70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cm" svg:height="0.6cm" svg:x="19cm" svg:y="15.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2" draw:layer="layout" svg:x1="18.5cm" svg:y1="15.3cm" svg:x2="19cm" svg:y2="15.3cm">
          <text:p/>
        </draw:line>
        <draw:line draw:style-name="gr2" draw:text-style-name="P2" draw:layer="layout" svg:x1="10cm" svg:y1="15.7cm" svg:x2="19cm" svg:y2="15.7cm">
          <text:p/>
        </draw:line>
        <draw:frame draw:style-name="gr6" draw:text-style-name="P9" draw:layer="layout" svg:width="1.213cm" svg:height="0.699cm" svg:x="21.9cm" svg:y="4.2cm">
          <draw:text-box>
            <text:p text:style-name="P8"><text:span text:style-name="T5">clkA</text:span></text:p>
          </draw:text-box>
        </draw:frame>
        <draw:frame draw:style-name="gr6" draw:text-style-name="P9" draw:layer="layout" svg:width="1.213cm" svg:height="0.699cm" svg:x="21.9cm" svg:y="6.101cm">
          <draw:text-box>
            <text:p text:style-name="P8"><text:span text:style-name="T5">clkB</text:span></text:p>
          </draw:text-box>
        </draw:frame>
        <draw:frame draw:style-name="gr6" draw:text-style-name="P9" draw:layer="layout" svg:width="1.565cm" svg:height="0.699cm" svg:x="22.6cm" svg:y="5.202cm">
          <draw:text-box>
            <text:p text:style-name="P8"><text:span text:style-name="T5">clkOUT</text:span></text:p>
          </draw:text-box>
        </draw:frame>
        <draw:line draw:style-name="gr4" draw:text-style-name="P2" draw:layer="layout" svg:x1="22.7cm" svg:y1="8cm" svg:x2="22.7cm" svg:y2="6.8cm">
          <text:p/>
        </draw:line>
        <draw:line draw:style-name="gr4" draw:text-style-name="P2" draw:layer="layout" svg:x1="23.3cm" svg:y1="8.001cm" svg:x2="23.3cm" svg:y2="6.6cm">
          <text:p/>
        </draw:line>
        <draw:frame draw:style-name="gr6" draw:text-style-name="P9" draw:layer="layout" svg:width="1.213cm" svg:height="0.699cm" draw:transform="rotate (1.5707963267949) translate (22.101cm 8.113cm)">
          <draw:text-box>
            <text:p text:style-name="P8"><text:span text:style-name="T5">selA</text:span></text:p>
          </draw:text-box>
        </draw:frame>
        <draw:frame draw:style-name="gr6" draw:text-style-name="P9" draw:layer="layout" svg:width="1.213cm" svg:height="0.699cm" draw:transform="rotate (1.5707963267949) translate (23.302cm 8.114cm)">
          <draw:text-box>
            <text:p text:style-name="P8"><text:span text:style-name="T5">selB</text:span></text:p>
          </draw:text-box>
        </draw:frame>
        <draw:custom-shape draw:style-name="gr17" draw:text-style-name="P1" draw:layer="layout" svg:width="0.6cm" svg:height="0.5cm" svg:x="22.4cm" svg:y="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2cm" svg:height="0.2cm" svg:x="22.6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.7cm" svg:y1="9.5cm" svg:x2="22.7cm" svg:y2="8.7cm">
          <text:p/>
        </draw:line>
        <draw:line draw:style-name="gr2" draw:text-style-name="P2" draw:layer="layout" svg:x1="23.3cm" svg:y1="9.5cm" svg:x2="23.3cm" svg:y2="8cm">
          <text:p/>
        </draw:line>
        <draw:line draw:style-name="gr2" draw:text-style-name="P2" draw:layer="layout" svg:x1="20.3cm" svg:y1="9.5cm" svg:x2="23.3cm" svg:y2="9.5cm">
          <text:p/>
        </draw:line>
        <draw:custom-shape draw:style-name="gr19" draw:text-style-name="P10" draw:layer="layout" svg:width="0.2cm" svg:height="0.2cm" svg:x="22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276cm" svg:height="0.725cm" svg:x="20.244cm" svg:y="8.875cm">
          <draw:text-box>
            <text:p><text:span text:style-name="T1">GPIO2[7]</text:span></text:p>
          </draw:text-box>
        </draw:frame>
        <draw:line draw:style-name="gr2" draw:text-style-name="P2" draw:layer="layout" svg:x1="16.5cm" svg:y1="15.7cm" svg:x2="16.5cm" svg:y2="14.9cm">
          <text:p/>
        </draw:line>
        <draw:line draw:style-name="gr2" draw:text-style-name="P2" draw:layer="layout" svg:x1="16.5cm" svg:y1="14.9cm" svg:x2="16.7cm" svg:y2="14.9cm">
          <text:p/>
        </draw:line>
        <draw:custom-shape draw:style-name="gr19" draw:text-style-name="P10" draw:layer="layout" svg:width="0.2cm" svg:height="0.2cm" svg:x="16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796cm" svg:y1="15.705cm" svg:x2="14.796cm" svg:y2="14.905cm">
          <text:p/>
        </draw:line>
        <draw:line draw:style-name="gr2" draw:text-style-name="P2" draw:layer="layout" svg:x1="14.796cm" svg:y1="14.905cm" svg:x2="15.2cm" svg:y2="14.9cm">
          <text:p/>
        </draw:line>
        <draw:custom-shape draw:style-name="gr19" draw:text-style-name="P10" draw:layer="layout" svg:width="0.2cm" svg:height="0.2cm" svg:x="14.69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092cm" svg:y1="15.71cm" svg:x2="13.092cm" svg:y2="14.91cm">
          <text:p/>
        </draw:line>
        <draw:line draw:style-name="gr2" draw:text-style-name="P2" draw:layer="layout" svg:x1="13.092cm" svg:y1="14.91cm" svg:x2="13.5cm" svg:y2="14.9cm">
          <text:p/>
        </draw:line>
        <draw:custom-shape draw:style-name="gr19" draw:text-style-name="P10" draw:layer="layout" svg:width="0.2cm" svg:height="0.2cm" svg:x="12.992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0">
          <draw:custom-shape draw:style-name="gr21" draw:text-style-name="P11" draw:layer="layout" svg:width="0.745cm" svg:height="0.447cm" draw:transform="rotate (-1.5707963267949) translate (20.356cm 16.629cm)">
            <text:p/>
            <draw:enhanced-geometry svg:viewBox="0 0 21600 21600" draw:mirror-horizontal="false" draw:mirror-vertical="false" draw:type="block-arc" draw:modifiers="-140.862952692078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22" draw:text-style-name="P12" draw:layer="layout" svg:x1="20.506cm" svg:y1="16.703cm" svg:x2="20.282cm" svg:y2="16.703cm">
            <text:p/>
          </draw:line>
          <draw:line draw:style-name="gr23" draw:text-style-name="P12" draw:layer="layout" svg:x1="20.506cm" svg:y1="17.299cm" svg:x2="20.282cm" svg:y2="17.299cm">
            <text:p/>
          </draw:line>
          <draw:custom-shape draw:style-name="gr24" draw:text-style-name="P11" draw:layer="layout" svg:width="1.022cm" svg:height="1.001cm" draw:transform="skewX (-0.0010471975511966) rotate (-0.538085008389852) translate (20.317cm 16.516cm)">
            <text:p/>
            <draw:enhanced-geometry svg:viewBox="0 0 21600 21600" draw:mirror-horizontal="false" draw:mirror-vertical="false" draw:type="block-arc" draw:modifiers="-124.116311065866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5" draw:text-style-name="P11" draw:layer="layout" svg:width="1.023cm" svg:height="1.002cm" draw:transform="skewX (0.00296705972839042) rotate (-0.536688744988257) translate (20.314cm 16.1cm)">
            <text:p/>
            <draw:enhanced-geometry svg:viewBox="0 0 21600 21600" draw:mirror-horizontal="false" draw:mirror-vertical="true" draw:type="block-arc" draw:modifiers="-124.116311065866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6" draw:text-style-name="P1" draw:layer="layout" svg:width="0.7cm" svg:height="0.6cm" svg:x="12.106cm" svg:y="16.69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1" draw:layer="layout" svg:width="0.2cm" svg:height="0.2cm" svg:x="11.906cm" svg:y="17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6cm" svg:y1="16.798cm" svg:x2="12.106cm" svg:y2="16.798cm">
          <text:p/>
        </draw:line>
        <draw:line draw:style-name="gr2" draw:text-style-name="P2" draw:layer="layout" svg:x1="18.506cm" svg:y1="18.298cm" svg:x2="18.5cm" svg:y2="16.3cm">
          <text:p/>
        </draw:line>
        <draw:line draw:style-name="gr2" draw:text-style-name="P2" draw:layer="layout" svg:x1="11cm" svg:y1="17.2cm" svg:x2="11.9cm" svg:y2="17.2cm">
          <text:p/>
        </draw:line>
        <draw:line draw:style-name="gr2" draw:text-style-name="P2" draw:layer="layout" svg:x1="12.806cm" svg:y1="16.998cm" svg:x2="18.506cm" svg:y2="16.998cm">
          <text:p/>
        </draw:line>
        <draw:custom-shape draw:style-name="gr18" draw:text-style-name="P1" draw:layer="layout" svg:width="1cm" svg:height="1.5cm" svg:x="13.506cm" svg:y="16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2cm" draw:transform="rotate (-1.5707963267949) translate (13.706cm 17.7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cm" svg:height="1.5cm" svg:x="15.206cm" svg:y="16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2cm" draw:transform="rotate (-1.5707963267949) translate (15.406cm 17.7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cm" svg:height="1.5cm" svg:x="16.906cm" svg:y="16.6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0.2cm" draw:transform="rotate (-1.5707963267949) translate (17.106cm 17.7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2cm" svg:height="0.2cm" svg:x="16.707cm" svg:y="17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cm" svg:height="0.6cm" svg:x="19.006cm" svg:y="18.198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2" draw:layer="layout" svg:x1="18.506cm" svg:y1="18.298cm" svg:x2="19.006cm" svg:y2="18.298cm">
          <text:p/>
        </draw:line>
        <draw:line draw:style-name="gr2" draw:text-style-name="P2" draw:layer="layout" svg:x1="10.006cm" svg:y1="18.698cm" svg:x2="19.006cm" svg:y2="18.698cm">
          <text:p/>
        </draw:line>
        <draw:line draw:style-name="gr2" draw:text-style-name="P2" draw:layer="layout" svg:x1="16.506cm" svg:y1="18.698cm" svg:x2="16.506cm" svg:y2="17.898cm">
          <text:p/>
        </draw:line>
        <draw:line draw:style-name="gr2" draw:text-style-name="P2" draw:layer="layout" svg:x1="16.506cm" svg:y1="17.898cm" svg:x2="16.706cm" svg:y2="17.898cm">
          <text:p/>
        </draw:line>
        <draw:custom-shape draw:style-name="gr19" draw:text-style-name="P10" draw:layer="layout" svg:width="0.2cm" svg:height="0.2cm" svg:x="16.406cm" svg:y="18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02cm" svg:y1="18.703cm" svg:x2="14.802cm" svg:y2="17.903cm">
          <text:p/>
        </draw:line>
        <draw:line draw:style-name="gr2" draw:text-style-name="P2" draw:layer="layout" svg:x1="14.802cm" svg:y1="17.903cm" svg:x2="15.206cm" svg:y2="17.898cm">
          <text:p/>
        </draw:line>
        <draw:custom-shape draw:style-name="gr19" draw:text-style-name="P10" draw:layer="layout" svg:width="0.2cm" svg:height="0.2cm" svg:x="14.702cm" svg:y="1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098cm" svg:y1="18.708cm" svg:x2="13.098cm" svg:y2="17.908cm">
          <text:p/>
        </draw:line>
        <draw:line draw:style-name="gr2" draw:text-style-name="P2" draw:layer="layout" svg:x1="13.098cm" svg:y1="17.908cm" svg:x2="13.506cm" svg:y2="17.898cm">
          <text:p/>
        </draw:line>
        <draw:custom-shape draw:style-name="gr19" draw:text-style-name="P10" draw:layer="layout" svg:width="0.2cm" svg:height="0.2cm" svg:x="12.998cm" svg:y="1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2cm" svg:height="0.2cm" svg:x="18.40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cm" svg:y1="13.3cm" svg:x2="18.5cm" svg:y2="13.3cm">
          <text:p/>
        </draw:line>
        <draw:line draw:style-name="gr2" draw:text-style-name="P2" draw:layer="layout" svg:x1="11cm" svg:y1="17.2cm" svg:x2="11cm" svg:y2="13.3cm">
          <text:p/>
        </draw:line>
        <draw:line draw:style-name="gr2" draw:text-style-name="P2" draw:layer="layout" svg:x1="11.5cm" svg:y1="16.3cm" svg:x2="18.5cm" svg:y2="16.3cm">
          <text:p/>
        </draw:line>
        <draw:custom-shape draw:style-name="gr19" draw:text-style-name="P10" draw:layer="layout" svg:width="0.2cm" svg:height="0.2cm" svg:x="18.402cm" svg:y="1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3cm" svg:x2="11.5cm" svg:y2="14.2cm">
          <text:p/>
        </draw:line>
        <draw:line draw:style-name="gr2" draw:text-style-name="P2" draw:layer="layout" svg:x1="19.7cm" svg:y1="15.5cm" svg:x2="20cm" svg:y2="15.5cm">
          <text:p/>
        </draw:line>
        <draw:line draw:style-name="gr2" draw:text-style-name="P2" draw:layer="layout" svg:x1="19.7cm" svg:y1="18.5cm" svg:x2="20cm" svg:y2="18.5cm">
          <text:p/>
        </draw:line>
        <draw:line draw:style-name="gr2" draw:text-style-name="P2" draw:layer="layout" svg:x1="20cm" svg:y1="16.8cm" svg:x2="20cm" svg:y2="15.5cm">
          <text:p/>
        </draw:line>
        <draw:line draw:style-name="gr2" draw:text-style-name="P2" draw:layer="layout" svg:x1="20cm" svg:y1="16.8cm" svg:x2="20.3cm" svg:y2="16.8cm">
          <text:p/>
        </draw:line>
        <draw:line draw:style-name="gr2" draw:text-style-name="P2" draw:layer="layout" svg:x1="20cm" svg:y1="17.2cm" svg:x2="20.3cm" svg:y2="17.2cm">
          <text:p/>
        </draw:line>
        <draw:line draw:style-name="gr2" draw:text-style-name="P2" draw:layer="layout" svg:x1="20cm" svg:y1="18.5cm" svg:x2="20cm" svg:y2="17.2cm">
          <text:p/>
        </draw:line>
        <draw:line draw:style-name="gr2" draw:text-style-name="P2" draw:layer="layout" svg:x1="21cm" svg:y1="17cm" svg:x2="22cm" svg:y2="17cm">
          <text:p/>
        </draw:line>
        <draw:rect draw:style-name="gr10" draw:text-style-name="P6" draw:layer="layout" svg:width="12.013cm" svg:height="6cm" svg:x="10cm" svg:y="13cm">
          <text:p/>
        </draw:rect>
        <draw:frame draw:style-name="gr6" draw:text-style-name="P9" draw:layer="layout" svg:width="1.213cm" svg:height="0.699cm" svg:x="9.887cm" svg:y="18.101cm">
          <draw:text-box>
            <text:p text:style-name="P8"><text:span text:style-name="T5">clkB</text:span></text:p>
          </draw:text-box>
        </draw:frame>
        <draw:frame draw:style-name="gr6" draw:text-style-name="P9" draw:layer="layout" svg:width="1.213cm" svg:height="0.699cm" svg:x="9.888cm" svg:y="15.102cm">
          <draw:text-box>
            <text:p text:style-name="P8"><text:span text:style-name="T5">clkA</text:span></text:p>
          </draw:text-box>
        </draw:frame>
        <draw:frame draw:style-name="gr6" draw:text-style-name="P9" draw:layer="layout" svg:width="1.213cm" svg:height="0.699cm" svg:x="9.889cm" svg:y="15.103cm">
          <draw:text-box>
            <text:p text:style-name="P8"><text:span text:style-name="T5">clkA</text:span></text:p>
          </draw:text-box>
        </draw:frame>
        <draw:frame draw:style-name="gr6" draw:text-style-name="P9" draw:layer="layout" svg:width="1.213cm" svg:height="0.699cm" svg:x="9.889cm" svg:y="13.203cm">
          <draw:text-box>
            <text:p text:style-name="P8"><text:span text:style-name="T5">selA</text:span></text:p>
          </draw:text-box>
        </draw:frame>
        <draw:frame draw:style-name="gr6" draw:text-style-name="P9" draw:layer="layout" svg:width="1.213cm" svg:height="0.699cm" svg:x="9.89cm" svg:y="16.304cm">
          <draw:text-box>
            <text:p text:style-name="P8"><text:span text:style-name="T5">selB</text:span></text:p>
          </draw:text-box>
        </draw:frame>
        <draw:frame draw:style-name="gr6" draw:text-style-name="P9" draw:layer="layout" svg:width="1.565cm" svg:height="0.699cm" svg:x="20.587cm" svg:y="16.3cm">
          <draw:text-box>
            <text:p text:style-name="P8"><text:span text:style-name="T5">clkOUT</text:span></text:p>
          </draw:text-box>
        </draw:frame>
      </draw:page>
      <draw:page draw:name="page2" draw:style-name="dp1" draw:master-page-name="標準">
        <draw:rect draw:style-name="gr1" draw:text-style-name="P1" draw:layer="layout" svg:width="4cm" svg:height="11cm" svg:x="13cm" svg:y="9cm">
          <text:p/>
        </draw:rect>
        <draw:rect draw:style-name="gr1" draw:text-style-name="P1" draw:layer="layout" svg:width="1cm" svg:height="1cm" svg:x="5cm" svg:y="10cm">
          <text:p/>
        </draw:rect>
        <draw:line draw:style-name="gr2" draw:text-style-name="P2" draw:layer="layout" svg:x1="5cm" svg:y1="10cm" svg:x2="6cm" svg:y2="11cm">
          <text:p/>
        </draw:line>
        <draw:line draw:style-name="gr2" draw:text-style-name="P2" draw:layer="layout" svg:x1="5cm" svg:y1="11cm" svg:x2="5.9cm" svg:y2="10cm">
          <text:p/>
        </draw:line>
        <draw:frame draw:style-name="gr26" draw:text-style-name="P3" draw:layer="layout" svg:width="1.916cm" svg:height="0.725cm" svg:x="3cm" svg:y="10.1cm">
          <draw:text-box>
            <text:p><text:span text:style-name="T1">RES_N</text:span></text:p>
          </draw:text-box>
        </draw:frame>
        <draw:rect draw:style-name="gr1" draw:text-style-name="P1" draw:layer="layout" svg:width="1cm" svg:height="1cm" svg:x="5cm" svg:y="15.5cm">
          <text:p/>
        </draw:rect>
        <draw:line draw:style-name="gr2" draw:text-style-name="P2" draw:layer="layout" svg:x1="5cm" svg:y1="15.5cm" svg:x2="6cm" svg:y2="16.5cm">
          <text:p/>
        </draw:line>
        <draw:line draw:style-name="gr2" draw:text-style-name="P2" draw:layer="layout" svg:x1="5cm" svg:y1="16.5cm" svg:x2="5.9cm" svg:y2="15.5cm">
          <text:p/>
        </draw:line>
        <draw:frame draw:style-name="gr27" draw:text-style-name="P3" draw:layer="layout" svg:width="1.869cm" svg:height="0.725cm" svg:x="3cm" svg:y="15.6cm">
          <draw:text-box>
            <text:p><text:span text:style-name="T1">SRSTn</text:span></text:p>
          </draw:text-box>
        </draw:frame>
        <draw:line draw:style-name="gr4" draw:text-style-name="P2" draw:layer="layout" svg:x1="6cm" svg:y1="16cm" svg:x2="13cm" svg:y2="16cm">
          <text:p/>
        </draw:line>
        <draw:line draw:style-name="gr2" draw:text-style-name="P2" draw:layer="layout" svg:x1="7cm" svg:y1="17cm" svg:x2="7cm" svg:y2="16cm">
          <text:p/>
        </draw:line>
        <draw:line draw:style-name="gr2" draw:text-style-name="P2" draw:layer="layout" svg:x1="7cm" svg:y1="17cm" svg:x2="10cm" svg:y2="17cm">
          <text:p/>
        </draw:line>
        <draw:custom-shape draw:style-name="gr28" draw:text-style-name="P1" draw:layer="layout" svg:width="1cm" svg:height="1cm" draw:transform="rotate (1.5707963267949) translate (8cm 17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0.4cm" svg:height="0.2cm" draw:transform="rotate (-3.14159265358979) translate (10.2cm 17.7cm)">
          <text:p/>
          <draw:enhanced-geometry svg:viewBox="0 0 21600 21600" draw:glue-points="?f0 0 ?f1 10800 0 21600 10800 21600 21600 21600 ?f7 10800" draw:text-areas="?f1 10800 ?f2 18000 ?f3 7200 ?f4 21600" draw:type="isosceles-triangle" draw:modifiers="10206.59340659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cm" svg:y1="17.5cm" svg:x2="10cm" svg:y2="17cm">
          <text:p/>
        </draw:line>
        <draw:circle draw:style-name="gr1" draw:text-style-name="P1" draw:layer="layout" svg:width="0.4cm" svg:height="0.4cm" svg:x="8.3cm" svg:y="17.3cm">
          <text:p/>
        </draw:circle>
        <draw:line draw:style-name="gr2" draw:text-style-name="P2" draw:layer="layout" svg:x1="8.5cm" svg:y1="17.7cm" svg:x2="8.5cm" svg:y2="18.5cm">
          <text:p/>
        </draw:line>
        <draw:frame draw:style-name="gr30" draw:text-style-name="P3" draw:layer="layout" svg:width="2.53cm" svg:height="0.725cm" svg:x="13.1cm" svg:y="15.6cm">
          <draw:text-box>
            <text:p><text:span text:style-name="T1">SRSTn_IN</text:span></text:p>
          </draw:text-box>
        </draw:frame>
        <draw:frame draw:style-name="gr31" draw:text-style-name="P3" draw:layer="layout" svg:width="3cm" svg:height="0.725cm" svg:x="13.07cm" svg:y="18.075cm">
          <draw:text-box>
            <text:p><text:span text:style-name="T1">SRSTn_OUT</text:span></text:p>
          </draw:text-box>
        </draw:frame>
        <draw:line draw:style-name="gr4" draw:text-style-name="P2" draw:layer="layout" svg:x1="13cm" svg:y1="18.5cm" svg:x2="8.5cm" svg:y2="18.5cm">
          <text:p/>
        </draw:line>
        <draw:rect draw:style-name="gr1" draw:text-style-name="P1" draw:layer="layout" svg:width="2cm" svg:height="2cm" svg:x="8cm" svg:y="11cm">
          <text:p/>
        </draw:rect>
        <draw:frame draw:style-name="gr32" draw:text-style-name="P14" draw:layer="layout" svg:width="1.704cm" svg:height="1.673cm" svg:x="8.096cm" svg:y="11.2cm">
          <draw:text-box>
            <text:p text:style-name="P13"><text:span text:style-name="T1">Power</text:span></text:p>
            <text:p text:style-name="P13"><text:span text:style-name="T1">on</text:span></text:p>
            <text:p text:style-name="P13"><text:span text:style-name="T1">Reset</text:span></text:p>
          </draw:text-box>
        </draw:frame>
        <draw:rect draw:style-name="gr1" draw:text-style-name="P1" draw:layer="layout" svg:width="1cm" svg:height="2cm" svg:x="11cm" svg:y="10cm">
          <text:p/>
        </draw:rect>
        <draw:frame draw:style-name="gr33" draw:text-style-name="P3" draw:layer="layout" svg:width="1.137cm" svg:height="0.725cm" svg:x="10.9cm" svg:y="10.6cm">
          <draw:text-box>
            <text:p><text:span text:style-name="T1">OR</text:span></text:p>
          </draw:text-box>
        </draw:frame>
        <draw:line draw:style-name="gr2" draw:text-style-name="P2" draw:layer="layout" svg:x1="7cm" svg:y1="14.6cm" svg:x2="7cm" svg:y2="10.5cm">
          <text:p/>
        </draw:line>
        <draw:line draw:style-name="gr4" draw:text-style-name="P2" draw:layer="layout" svg:x1="7cm" svg:y1="14.6cm" svg:x2="13cm" svg:y2="14.6cm">
          <text:p/>
        </draw:line>
        <draw:frame draw:style-name="gr30" draw:text-style-name="P3" draw:layer="layout" svg:width="2.53cm" svg:height="0.725cm" svg:x="13.1cm" svg:y="14.2cm">
          <draw:text-box>
            <text:p><text:span text:style-name="T1">SRSTn_IN</text:span></text:p>
          </draw:text-box>
        </draw:frame>
        <draw:rect draw:style-name="gr10" draw:text-style-name="P6" draw:layer="layout" svg:width="13cm" svg:height="3.7cm" svg:x="3cm" svg:y="15.3cm">
          <text:p/>
        </draw:rect>
        <draw:rect draw:style-name="gr10" draw:text-style-name="P6" draw:layer="layout" svg:width="13cm" svg:height="1.2cm" svg:x="3cm" svg:y="14cm">
          <text:p/>
        </draw:rect>
        <draw:frame draw:style-name="gr8" draw:text-style-name="P5" draw:layer="layout" svg:width="3.47cm" svg:height="0.725cm" svg:x="3cm" svg:y="18.175cm">
          <draw:text-box>
            <text:p><text:span text:style-name="T3">For Simulation</text:span></text:p>
          </draw:text-box>
        </draw:frame>
        <draw:frame draw:style-name="gr12" draw:text-style-name="P5" draw:layer="layout" svg:width="2.479cm" svg:height="0.725cm" svg:x="3.001cm" svg:y="14.4cm">
          <draw:text-box>
            <text:p><text:span text:style-name="T3">For FPGA</text:span></text:p>
          </draw:text-box>
        </draw:frame>
        <draw:line draw:style-name="gr4" draw:text-style-name="P2" draw:layer="layout" svg:x1="6cm" svg:y1="10.5cm" svg:x2="11cm" svg:y2="10.5cm">
          <text:p/>
        </draw:line>
        <draw:line draw:style-name="gr4" draw:text-style-name="P2" draw:layer="layout" svg:x1="10cm" svg:y1="11.5cm" svg:x2="11cm" svg:y2="11.5cm">
          <text:p/>
        </draw:line>
        <draw:rect draw:style-name="gr1" draw:text-style-name="P1" draw:layer="layout" svg:width="1cm" svg:height="0.6cm" svg:x="8.5cm" svg:y="10.2cm">
          <text:p/>
        </draw:rect>
        <draw:frame draw:style-name="gr34" draw:text-style-name="P3" draw:layer="layout" svg:width="1.395cm" svg:height="0.725cm" svg:x="8.305cm" svg:y="10.1cm">
          <draw:text-box>
            <text:p><text:span text:style-name="T1">NOT</text:span></text:p>
          </draw:text-box>
        </draw:frame>
        <draw:line draw:style-name="gr4" draw:text-style-name="P2" draw:layer="layout" svg:x1="12cm" svg:y1="11cm" svg:x2="13cm" svg:y2="11cm">
          <text:p/>
        </draw:line>
        <draw:frame draw:style-name="gr35" draw:text-style-name="P3" draw:layer="layout" svg:width="2.576cm" svg:height="0.725cm" svg:x="13.2cm" svg:y="10.6cm">
          <draw:text-box>
            <text:p><text:span text:style-name="T1">RES_ORG</text:span></text:p>
          </draw:text-box>
        </draw:frame>
        <draw:frame draw:style-name="gr36" draw:text-style-name="P3" draw:layer="layout" svg:width="2.462cm" svg:height="0.725cm" svg:x="14.4cm" svg:y="12.575cm">
          <draw:text-box>
            <text:p><text:span text:style-name="T1">RES_SYS</text:span></text:p>
          </draw:text-box>
        </draw:frame>
        <draw:line draw:style-name="gr4" draw:text-style-name="P2" draw:layer="layout" svg:x1="17cm" svg:y1="13cm" svg:x2="18cm" svg:y2="13cm">
          <text:p/>
        </draw:line>
        <draw:frame draw:style-name="gr37" draw:text-style-name="P4" draw:layer="layout" svg:width="2.479cm" svg:height="0.848cm" svg:x="13.7cm" svg:y="9cm">
          <draw:text-box>
            <text:p><text:span text:style-name="T2">mmRISC</text:span></text:p>
          </draw:text-box>
        </draw:frame>
        <draw:frame draw:style-name="gr38" draw:text-style-name="P4" draw:layer="layout" svg:width="3.584cm" svg:height="6.221cm" svg:x="18.421cm" svg:y="9.852cm">
          <draw:text-box>
            <text:p><text:span text:style-name="T2">AHB_MATRIX</text:span></text:p>
            <text:p><text:span text:style-name="T2">MTIME</text:span></text:p>
            <text:p><text:span text:style-name="T2">RAMD</text:span></text:p>
            <text:p><text:span text:style-name="T2">RAMI</text:span></text:p>
            <text:p><text:span text:style-name="T2">PORT</text:span></text:p>
            <text:p><text:span text:style-name="T2">UART</text:span></text:p>
            <text:p><text:span text:style-name="T2">I2C0</text:span></text:p>
            <text:p><text:span text:style-name="T2">I2C1</text:span></text:p>
            <text:p><text:span text:style-name="T2">SPI</text:span></text:p>
            <text:p><text:span text:style-name="T2">INT_GEN</text:span></text:p>
          </draw:text-box>
        </draw:frame>
        <draw:custom-shape draw:style-name="gr39" draw:text-style-name="P2" draw:layer="layout" svg:width="0.4cm" svg:height="5.8cm" svg:x="18.1cm" svg:y="10.1cm">
          <text:p/>
          <draw:enhanced-geometry svg:viewBox="0 0 21600 21600" draw:glue-points="21600 0 0 10800 21600 21600" draw:text-areas="13800 ?f9 21600 ?f10" draw:type="left-brace" draw:modifiers="826.6161006722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2" draw:layer="layout" svg:x1="12.5cm" svg:y1="11cm" svg:x2="12.5cm" svg:y2="8.5cm">
          <text:p/>
        </draw:line>
        <draw:line draw:style-name="gr4" draw:text-style-name="P2" draw:layer="layout" svg:x1="12.5cm" svg:y1="8.5cm" svg:x2="18.1cm" svg:y2="8.5cm">
          <text:p/>
        </draw:line>
        <draw:frame draw:style-name="gr40" draw:text-style-name="P4" draw:layer="layout" svg:width="4.003cm" svg:height="0.848cm" svg:x="18cm" svg:y="8.052cm">
          <draw:text-box>
            <text:p><text:span text:style-name="T2">CJTAG_2_JTA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10-08T23:58:29.156421406</dc:date>
    <meta:editing-duration>P1DT5H23M14S</meta:editing-duration>
    <meta:editing-cycles>246</meta:editing-cycles>
    <meta:generator>LibreOffice/7.5.3.2$MacOSX_AARCH64 LibreOffice_project/9f56dff12ba03b9acd7730a5a481eea045e468f3</meta:generator>
    <meta:document-statistic meta:object-count="177"/>
  </office:meta>
</office:document-meta>
</file>